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6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4.964cm"/>
    </style:style>
    <style:style style:name="co6" style:family="table-column">
      <style:table-column-properties fo:break-before="auto" style:column-width="0.538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1.06cm"/>
    </style:style>
    <style:style style:name="co10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AU">
      <number:number number:min-integer-digits="1"/>
    </number:number-style>
    <number:number-style style:name="N10002" number:language="en" number:country="AU">
      <number:number number:decimal-places="2" number:min-decimal-places="2" number:min-integer-digits="1"/>
    </number:number-style>
    <number:number-style style:name="N20000" number:language="en" number:country="US">
      <number:number number:min-integer-digits="1"/>
    </number:number-style>
    <number:number-style style:name="N30000" number:language="en" number:country="GB">
      <number:number number:min-integer-digits="1"/>
    </number:number-style>
    <style:style style:name="ce1" style:family="table-cell" style:parent-style-name="Default" style:data-style-name="N20000"/>
    <style:style style:name="ce3" style:family="table-cell" style:parent-style-name="Default" style:data-style-name="N30000"/>
    <style:style style:name="ce9" style:family="table-cell" style:parent-style-name="Default" style:data-style-name="N10000"/>
    <style:style style:name="ce10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USB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engths</text:p>
          </table:table-cell>
          <table:table-cell office:value-type="string" calcext:value-type="string">
            <text:p>DP (in mm)</text:p>
          </table:table-cell>
          <table:table-cell office:value-type="string" calcext:value-type="string">
            <text:p>DM (in mm)</text:p>
          </table:table-cell>
        </table:table-row>
        <table:table-row table:style-name="ro1">
          <table:table-cell office:value-type="string" calcext:value-type="string">
            <text:p>To STM</text:p>
          </table:table-cell>
          <table:table-cell table:style-name="ce1" office:value-type="float" office:value="26.1" calcext:value-type="float">
            <text:p>26.1</text:p>
          </table:table-cell>
          <table:table-cell table:style-name="ce1"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To Connector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9.63" calcext:value-type="float">
            <text:p>9.6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3])" office:value-type="float" office:value="37.3" calcext:value-type="float">
            <text:p>37,3</text:p>
          </table:table-cell>
          <table:table-cell table:formula="of:=SUM([.C2:.C3])" office:value-type="float" office:value="37.23" calcext:value-type="float">
            <text:p>37,23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table:formula="of:=[.B4]-[.C4]" office:value-type="float" office:value="0.0699999999999932" calcext:value-type="float">
            <text:p>0,0699999999999932</text:p>
          </table:table-cell>
          <table:table-cell/>
        </table:table-row>
      </table:table>
      <table:table table:name="C71" table:style-name="ta1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Power limiting, when switching on the SD car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ee On Semi application note AND9093/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load</text:p>
          </table:table-cell>
          <table:table-cell office:value-type="float" office:value="0.0000023" calcext:value-type="float">
            <text:p>0.000002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In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30000" calcext:value-type="float">
            <text:p>33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th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Ilo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fs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l</text:p>
          </table:table-cell>
          <table:table-cell table:formula="of:=[.B8]+[.B9]/[.B10]" office:value-type="float" office:value="0.55" calcext:value-type="float">
            <text:p>0.5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((([.B7]+[.B15])/[.B5])+([.B15]/[.B6]))*([.B3]/[.B4])" office:value-type="float" office:value="0.00000000442788333333" calcext:value-type="float">
            <text:p>4.42788333333333E-0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-&gt;C71 should be at least 4.4pF</text:p>
          </table:table-cell>
          <table:table-cell table:style-name="Default"/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2" table:number-columns-repeated="3" table:default-cell-style-name="ce9"/>
        <table:table-column table:style-name="co2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ED color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Resistor voltage</text:p>
          </table:table-cell>
          <table:table-cell office:value-type="float" office:value="1.433" calcext:value-type="float">
            <text:p>1.433</text:p>
          </table:table-cell>
          <table:table-cell office:value-type="float" office:value="0.933" calcext:value-type="float">
            <text:p>0.933</text:p>
          </table:table-cell>
          <table:table-cell office:value-type="float" office:value="0.548" calcext:value-type="float">
            <text:p>0.54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table:formula="of:=[.B4]/[.B3]" office:value-type="float" office:value="0.00255892857142857" calcext:value-type="float">
            <text:p>0.00255892857142857</text:p>
          </table:table-cell>
          <table:table-cell table:formula="of:=[.C4]/[.C3]" office:value-type="float" office:value="0.000198510638297872" calcext:value-type="float">
            <text:p>0.000198510638297872</text:p>
          </table:table-cell>
          <table:table-cell table:formula="of:=[.D4]/[.D3]" office:value-type="float" office:value="0.00116595744680851" calcext:value-type="float">
            <text:p>0.0011659574468085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m per LED</text:p>
          </table:table-cell>
          <table:table-cell table:number-columns-repeated="2"/>
          <table:table-cell table:formula="of:=[.B5]+[.C5]+[.D5]" office:value-type="float" office:value="0.00392339665653495" calcext:value-type="float">
            <text:p>0.003923396656534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um per 5 LEDs</text:p>
          </table:table-cell>
          <table:table-cell table:number-columns-repeated="2"/>
          <table:table-cell table:formula="of:=[.D8]*5" office:value-type="float" office:value="0.0196169832826748" calcext:value-type="float">
            <text:p>0.0196169832826748</text:p>
          </table:table-cell>
          <table:table-cell office:value-type="string" calcext:value-type="string">
            <text:p>A</text:p>
          </table:table-cell>
        </table:table-row>
      </table:table>
      <table:table table:name="L2" table:style-name="ta1">
        <table:table-column table:style-name="co2" table:default-cell-style-name="Default"/>
        <table:table-column table:style-name="co2" table:default-cell-style-name="ce9"/>
        <table:table-column table:style-name="co2" table:default-cell-style-name="Default"/>
        <table:table-row table:style-name="ro1">
          <table:table-cell office:value-type="string" calcext:value-type="string">
            <text:p>Inductivity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 office:value-type="float" office:value="0.00001" calcext:value-type="float">
            <text:p>0.0000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nance</text:p>
          </table:table-cell>
          <table:table-cell table:style-name="ce10" table:formula="of:=1/(2*3.1415*SQRT([.B1]*[.B2]))" office:value-type="float" office:value="50330.6964852519" calcext:value-type="float">
            <text:p>50330.7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3"/>
        </table:table-row>
      </table:table>
      <table:table table:name="R88" table:style-name="ta1">
        <table:table-column table:style-name="co4" table:default-cell-style-name="ce3"/>
        <table:table-column table:style-name="co2" table:number-columns-repeated="3" table:default-cell-style-name="ce3"/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U in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U battery full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U battery empty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U battery short circu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arging current full</text:p>
          </table:table-cell>
          <table:table-cell table:formula="of:=([.B2]-[.B3])/([.$B6])" office:value-type="float" office:value="0.025" calcext:value-type="float">
            <text:p>0.025</text:p>
          </table:table-cell>
          <table:table-cell table:formula="of:=([.C2]-[.C3])/([.$B6])" office:value-type="float" office:value="0.05" calcext:value-type="float">
            <text:p>0.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harging current empty</text:p>
          </table:table-cell>
          <table:table-cell table:formula="of:=([.B2]-[.B4])/([.B6])" office:value-type="float" office:value="0.116666666666667" calcext:value-type="float">
            <text:p>0.116666666666667</text:p>
          </table:table-cell>
          <table:table-cell table:formula="of:=([.C2]-[.C4])/([.C6])" office:value-type="float" office:value="0.141666666666667" calcext:value-type="float">
            <text:p>0.14166666666666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urrnt short circuit</text:p>
          </table:table-cell>
          <table:table-cell table:formula="of:=([.B2]-[.B5])/([.B6])" office:value-type="float" office:value="0.25" calcext:value-type="float">
            <text:p>0.25</text:p>
          </table:table-cell>
          <table:table-cell table:formula="of:=([.C2]-[.C5])/([.C6])" office:value-type="float" office:value="0.275" calcext:value-type="float">
            <text:p>0.2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wer R88 short circuit</text:p>
          </table:table-cell>
          <table:table-cell table:formula="of:=[.B10]*[.B2]" office:value-type="float" office:value="0.75" calcext:value-type="float">
            <text:p>0.75</text:p>
          </table:table-cell>
          <table:table-cell table:formula="of:=[.C10]*[.C2]" office:value-type="float" office:value="0.9075" calcext:value-type="float">
            <text:p>0.9075</text:p>
          </table:table-cell>
          <table:table-cell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ower estimate" table:style-name="ta1"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4" table:default-cell-style-name="ce3"/>
        <table:table-row table:style-name="ro1">
          <table:table-cell office:value-type="string" calcext:value-type="string">
            <text:p>Voltag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M32F4 @ 60MHz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Ds all on with multiplex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D card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0mA pe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dio amplifier</text:p>
          </table:table-cell>
          <table:table-cell office:value-type="float" office:value="0.0047" calcext:value-type="float">
            <text:p>0.0047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dio speaker max</text:p>
          </table:table-cell>
          <table:table-cell table:formula="of:=SQRT([.D6]/[.F6])" office:value-type="float" office:value="0.158113883008419" calcext:value-type="float">
            <text:p>0.158113883008419</text:p>
          </table:table-cell>
          <table:table-cell office:value-type="string" calcext:value-type="string">
            <text:p>A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hm</text:p>
          </table:table-cell>
          <table:table-cell table:formula="of:=SQRT([.D6]*[.F6])" office:value-type="float" office:value="1.26491106406735" calcext:value-type="float">
            <text:p>1.2649110640673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6])" office:value-type="float" office:value="0.224813883008419" calcext:value-type="float">
            <text:p>0.2248138830084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imum supported by MCP 1640</text:p>
          </table:table-cell>
          <table:table-cell/>
          <table:table-cell office:value-type="string" calcext:value-type="string">
            <text:p>0.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</text:p>
          </table:table-cell>
          <table:table-cell table:formula="of:=[.B1]*[.B7]" office:value-type="float" office:value="0.741885813927783" calcext:value-type="float">
            <text:p>0.741885813927783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p up efficiency</text:p>
          </table:table-cell>
          <table:table-cell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put Power</text:p>
          </table:table-cell>
          <table:table-cell table:formula="of:=[.B8]/[.B9]" office:value-type="float" office:value="0.872806839915038" calcext:value-type="float">
            <text:p>0.872806839915038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put voltage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put current</text:p>
          </table:table-cell>
          <table:table-cell table:formula="of:=[.B10]/[.B11]" office:value-type="float" office:value="0.415622304721447" calcext:value-type="float">
            <text:p>0.415622304721447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udio" table:style-name="ta1">
        <table:table-column table:style-name="co10" table:default-cell-style-name="ce3"/>
        <table:table-column table:style-name="co2" table:default-cell-style-name="Default"/>
        <table:table-column table:style-name="co2" table:number-columns-repeated="5" table:default-cell-style-name="ce3"/>
        <table:table-row table:style-name="ro1">
          <table:table-cell table:style-name="Default" office:value-type="string" calcext:value-type="string">
            <text:p>Datasheet</text:p>
          </table:table-cell>
          <table:table-cell office:value-type="string" calcext:value-type="string">
            <text:p>Schemati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dd</text:p>
          </table:table-cell>
          <table:table-cell office:value-type="string" calcext:value-type="string">
            <text:p>Avcc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R101</text:p>
          </table:table-cell>
          <table:table-cell office:value-type="float" office:value="4700" calcext:value-type="float">
            <text:p>4700</text:p>
          </table:table-cell>
          <table:table-cell table:style-name="Default"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RV100 mi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RV100 max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 min</text:p>
          </table:table-cell>
          <table:table-cell/>
          <table:table-cell table:style-name="Default" table:formula="of:=[.C4]+[.C5]" office:value-type="float" office:value="4700" calcext:value-type="float">
            <text:p>4700</text:p>
          </table:table-cell>
          <table:table-cell table:style-name="Default"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f max</text:p>
          </table:table-cell>
          <table:table-cell/>
          <table:table-cell table:style-name="Default" table:formula="of:=[.C4]+[.C6]" office:value-type="float" office:value="14700" calcext:value-type="float">
            <text:p>14700</text:p>
          </table:table-cell>
          <table:table-cell table:style-name="Default"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i</text:p>
          </table:table-cell>
          <table:table-cell office:value-type="string" calcext:value-type="string">
            <text:p>R104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L</text:p>
          </table:table-cell>
          <table:table-cell table:style-name="ce3" office:value-type="string" calcext:value-type="string">
            <text:p>LS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i</text:p>
          </table:table-cell>
          <table:table-cell table:style-name="ce3" office:value-type="string" calcext:value-type="string">
            <text:p>C102</text:p>
          </table:table-cell>
          <table:table-cell office:value-type="float" office:value="0.0000022" calcext:value-type="float">
            <text:p>0.0000022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B</text:p>
          </table:table-cell>
          <table:table-cell table:style-name="ce3" office:value-type="string" calcext:value-type="string">
            <text:p>C101</text:p>
          </table:table-cell>
          <table:table-cell office:value-type="float" office:value="0.0000022" calcext:value-type="float">
            <text:p>0.0000022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f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t needed as long as gain is lower than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O</text:p>
          </table:table-cell>
          <table:table-cell table:style-name="ce3" office:value-type="string" calcext:value-type="string">
            <text:p>LS1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peaker power rating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Caclculations according to the datasheet: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c high pass</text:p>
          </table:table-cell>
          <table:table-cell table:style-name="ce3"/>
          <table:table-cell table:formula="of:=1/(2*3.1415*[.C9]*[.C11])" office:value-type="float" office:value="1.29188017139633" calcext:value-type="float">
            <text:p>1.2918801713963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High pass 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n min</text:p>
          </table:table-cell>
          <table:table-cell/>
          <table:table-cell table:formula="of:=2*([.C7]/[.C9])" office:value-type="float" office:value="0.167857142857143" calcext:value-type="float">
            <text:p>0.16785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n max</text:p>
          </table:table-cell>
          <table:table-cell/>
          <table:table-cell table:formula="of:=2*([.C8]/[.C9])" office:value-type="float" office:value="0.525" calcext:value-type="float">
            <text:p>0.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_DMAX</text:p>
          </table:table-cell>
          <table:table-cell/>
          <table:table-cell table:formula="of:=4*(([.C2]*[.C2])/(2*3.141*3.141*[.C10]))" office:value-type="float" office:value="0.275951027586893" calcext:value-type="float">
            <text:p>0.27595102758689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opeak</text:p>
          </table:table-cell>
          <table:table-cell table:style-name="ce3"/>
          <table:table-cell table:formula="of:=SQRT(2*[.C10]*[.C14])" office:value-type="float" office:value="1.78885438199983" calcext:value-type="float">
            <text:p>1.7888543819998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OD</text:p>
          </table:table-cell>
          <table:table-cell table:style-name="ce3"/>
          <table:table-cell office:value-type="float" office:value="0.6" calcext:value-type="float">
            <text:p>0.6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dd_min</text:p>
          </table:table-cell>
          <table:table-cell table:style-name="ce3"/>
          <table:table-cell table:formula="of:=[.C21]+[.C22]" office:value-type="float" office:value="2.38885438199983" calcext:value-type="float">
            <text:p>2.3888543819998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Own calculations: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V_out_min</text:p>
          </table:table-cell>
          <table:table-cell/>
          <table:table-cell table:style-name="Default" table:formula="of:=[.C2]*[.C18]" office:value-type="float" office:value="0.553928571428571" calcext:value-type="float">
            <text:p>0,553928571428571</text:p>
          </table:table-cell>
          <table:table-cell table:style-name="Default" office:value-type="string" calcext:value-type="string">
            <text:p>V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V_out_max</text:p>
          </table:table-cell>
          <table:table-cell/>
          <table:table-cell table:style-name="Default" table:formula="of:=[.C2]*[.C19]" office:value-type="float" office:value="1.7325" calcext:value-type="float">
            <text:p>1,7325</text:p>
          </table:table-cell>
          <table:table-cell table:style-name="Default" office:value-type="string" calcext:value-type="string">
            <text:p>V</text:p>
          </table:table-cell>
          <table:table-cell office:value-type="string" calcext:value-type="string">
            <text:p>Should be close to V_op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O_min</text:p>
          </table:table-cell>
          <table:table-cell table:style-name="ce3"/>
          <table:table-cell table:formula="of:=([.C26]*[.C26])/(2*[.C10])" office:value-type="float" office:value="0.0191773038903061" calcext:value-type="float">
            <text:p>0.019177303890306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_O_max</text:p>
          </table:table-cell>
          <table:table-cell/>
          <table:table-cell table:formula="of:=([.C27]*[.C27])/(2*[.C10])" office:value-type="float" office:value="0.187597265625" calcext:value-type="float">
            <text:p>0.187597265625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Should not be much higher than P_O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5-10-02T22:36:55.756108303</meta:creation-date>
    <dc:date>2025-10-12T21:22:38.230866380</dc:date>
    <meta:editing-duration>PT7H44M33S</meta:editing-duration>
    <meta:editing-cycles>58</meta:editing-cycles>
    <meta:generator>LibreOffice/7.4.7.2$Linux_X86_64 LibreOffice_project/40$Build-2</meta:generator>
    <meta:document-statistic meta:table-count="7" meta:cell-count="246" meta:object-count="0"/>
  </office:meta>
</office:document-meta>
</file>